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Sinespaciado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Párrafodelista" style:list-style-name="LFO1" style:family="paragraph"/>
    <style:style style:name="P22" style:parent-style-name="Párrafodelista" style:list-style-name="LFO1" style:family="paragraph"/>
    <style:style style:name="P23" style:parent-style-name="Párrafodelista" style:list-style-name="LFO1" style:family="paragraph"/>
    <style:style style:name="P24" style:parent-style-name="Párrafodelista" style:list-style-name="LFO1" style:family="paragraph"/>
    <style:style style:name="P25" style:parent-style-name="Párrafodelista" style:list-style-name="LFO1" style:family="paragraph"/>
    <style:style style:name="P26" style:parent-style-name="Párrafodelista" style:list-style-name="LFO1" style:family="paragraph"/>
    <style:style style:name="P27" style:parent-style-name="Párrafodelista" style:list-style-name="LFO1" style:family="paragraph"/>
    <style:style style:name="P28" style:parent-style-name="Párrafodelista" style:list-style-name="LFO1" style:family="paragraph"/>
    <style:style style:name="P29" style:parent-style-name="Párrafodelista" style:list-style-name="LFO1" style:family="paragraph"/>
    <style:style style:name="P30" style:parent-style-name="Párrafodelista" style:list-style-name="LFO1" style:family="paragraph"/>
    <style:style style:name="P31" style:parent-style-name="Párrafodelista" style:list-style-name="LFO1" style:family="paragraph"/>
    <style:style style:name="P32" style:parent-style-name="Párrafodelista" style:family="paragraph">
      <style:text-properties fo:font-weight="bold" style:font-weight-asian="bold"/>
    </style:style>
    <style:style style:name="P33" style:parent-style-name="Párrafodelista" style:list-style-name="LFO1" style:family="paragraph"/>
    <style:style style:name="P34" style:parent-style-name="Párrafodelista" style:list-style-name="LFO1" style:family="paragraph"/>
    <style:style style:name="P35" style:parent-style-name="Párrafodelista" style:list-style-name="LFO1" style:family="paragraph"/>
    <style:style style:name="P36" style:parent-style-name="Párrafodelista" style:list-style-name="LFO1" style:family="paragraph"/>
    <style:style style:name="P37" style:parent-style-name="Párrafodelista" style:list-style-name="LFO1" style:family="paragraph"/>
    <style:style style:name="P38" style:parent-style-name="Párrafodelista" style:list-style-name="LFO1" style:family="paragraph"/>
    <style:style style:name="P39" style:parent-style-name="Sinespaciado" style:list-style-name="LFO1" style:family="paragraph"/>
    <style:style style:name="P40" style:parent-style-name="Sinespaciado" style:list-style-name="LFO1" style:family="paragraph"/>
    <style:style style:name="P41" style:parent-style-name="Sinespaciado" style:family="paragraph">
      <style:paragraph-properties fo:margin-left="0.5in">
        <style:tab-stops/>
      </style:paragraph-properties>
    </style:style>
    <style:style style:name="P42" style:parent-style-name="Sinespaciado" style:list-style-name="LFO1" style:family="paragraph"/>
    <style:style style:name="P43" style:parent-style-name="Sinespaciado" style:list-style-name="LFO1" style:family="paragraph"/>
    <style:style style:name="P44" style:parent-style-name="Sinespaciado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Pruebas de aceptación:</text:p>
      <text:p text:style-name="Normal">PA-01: Ventas:</text:p>
      <text:list text:style-name="LFO1" text:continue-numbering="true">
        <text:list-item>
          <text:p text:style-name="P2">Se realiza una venta y con una consulta vemos que la fecha y el precio total es el esperado.</text:p>
        </text:list-item>
      </text:list>
      <text:p text:style-name="Normal">PA-02: Facturas y Devoluciones:<text:s/></text:p>
      <text:list text:style-name="LFO1" text:continue-numbering="true">
        <text:list-item>
          <text:p text:style-name="P3">Se realiza una<text:s/>factura y con una consulta vemos que el precio final de la venta, la fecha, el número de la factura y el IVA es el esperado.</text:p>
        </text:list-item>
        <text:list-item>
          <text:p text:style-name="P4">Un cliente devuelve un producto dentro del plazo de<text:s/>30 días<text:s/>y por tanto se devuelve el dinero al cliente, realizamos una consulta sobre la factura del producto devuelto y vemos la factura original con el campo devuelto como True.</text:p>
        </text:list-item>
        <text:list-item>
          <text:p text:style-name="P5">Tras la situación anterior el trabajador crea una nueva factura con todos los productos originales de la compra menos con el que se ha devuelto, entonces se realiza una consulta a la factura y vemos como se ha eliminado correctamente el producto devuelto y no se ha contabilizado en el precio de la factura. (Situación que solo se da si el producto devuelto pertenece a una factura de más productos)<text:s/></text:p>
        </text:list-item>
        <text:list-item>
          <text:p text:style-name="P6">Un cliente desea<text:s/>devolver un producto tras 30 días<text:s/>de su compra, los artículos no pueden ser devueltos<text:s/>debido a que ha pasado más de 30 días<text:s/>desde su compra.</text:p>
        </text:list-item>
      </text:list>
      <text:p text:style-name="Párrafodelista"/>
      <text:p text:style-name="Normal">PA-03: Socios:</text:p>
      <text:list text:style-name="LFO1" text:continue-numbering="true">
        <text:list-item>
          <text:p text:style-name="P7">Se añade un nuevo socio, se actualiza la lista de socios y este aparece con todos los siguientes<text:s/>datos: nombre, apellidos, DNI, dirección, fecha de nacimiento y email.</text:p>
        </text:list-item>
        <text:list-item>
          <text:p text:style-name="P8">Se elimina un socio, se actualiza la lista de socios y en ella no aparece el socio.</text:p>
        </text:list-item>
        <text:list-item>
          <text:p text:style-name="P9">Se modifica los datos de un socio, se actualiza la lista de socios y este aparece con sus datos modificados.</text:p>
        </text:list-item>
        <text:list-item>
          <text:p text:style-name="P10">Se intenta añadir un nuevo socio, pero le faltan datos, el sistema no permite añadirlo.</text:p>
        </text:list-item>
        <text:list-item>
          <text:p text:style-name="P11">Se intentar añadir un nuevo socio, pero ya está en la base de datos y el sistema no nos lo permite.</text:p>
        </text:list-item>
      </text:list>
      <text:p text:style-name="Normal">PA-04: Productos:</text:p>
      <text:list text:style-name="LFO1" text:continue-numbering="true">
        <text:list-item>
          <text:p text:style-name="P12">Se añade un nuevo producto, se actualiza la lista de productos y este aparece con todos los siguientes datos: nombre, descripción, categoría, precio del producto e IVA.</text:p>
        </text:list-item>
        <text:list-item>
          <text:p text:style-name="P13">Se elimina un producto, se actualiza la lista de productos y en ella no aparece el producto eliminado.</text:p>
        </text:list-item>
        <text:list-item>
          <text:p text:style-name="P14">Se modifica los datos de un producto, se actualiza la lista de productos y este aparece con sus datos modificados.</text:p>
        </text:list-item>
        <text:list-item>
          <text:p text:style-name="P15">Se intenta añadir un producto nuevo, pero le faltan datos, el sistema no permite añadirlo.</text:p>
        </text:list-item>
        <text:list-item>
          <text:p text:style-name="P16">Se desea añadir un producto que ya está en la base de datos y el sistema no<text:s/>nos lo permite.</text:p>
        </text:list-item>
      </text:list>
      <text:p text:style-name="Normal"/>
      <text:p text:style-name="Normal"/>
      <text:p text:style-name="P17"/>
      <text:p text:style-name="Normal">PA-05: Stock:</text:p>
      <text:list text:style-name="LFO1" text:continue-numbering="true">
        <text:list-item>
          <text:p text:style-name="P18">Si el stock de un producto es de 10 y un cliente quiere comprar 11, el stock es superado y el sistema no permite esa compra.</text:p>
        </text:list-item>
        <text:list-item>
          <text:p text:style-name="P19">Si el stock de un producto es de 10 y un cliente quiere comprar 3, se le permite la venta y se modifica el stock en la base de datos.</text:p>
        </text:list-item>
        <text:list-item>
          <text:p text:style-name="P20">Si el stock de un producto es de 2 pero un cliente necesita 3 al no haber productos suficientes en la tienda se puede comprobar si hay en otra tienda y realizar un pedido a la otra tienda para recibir los productos necesarios.</text:p>
        </text:list-item>
        <text:list-item>
          <text:p text:style-name="P21">El stock de un producto es de 6 y un cliente realiza una compra de ese producto, entonces se muestra un aviso de que el stock de ese producto ha alcanzado el stock mínimo.</text:p>
        </text:list-item>
        <text:list-item>
          <text:p text:style-name="P22">Consultamos el stock de la tienda y después recibimos<text:s/>el albarán del pedido<text:s/>que habíamos<text:s/>realizado, consultamos de nuevo el stock y vemos que se ha actualizado correctamente.</text:p>
        </text:list-item>
      </text:list>
      <text:p text:style-name="Normal">PA-06: Proveedores:</text:p>
      <text:list text:style-name="LFO1" text:continue-numbering="true">
        <text:list-item>
          <text:p text:style-name="P23">Se registra un proveedor nuevo, se actualiza la lista de proveedores y aparece el proveedor con los siguientes datos: nombre, CIF, número de teléfono<text:s/>y email.</text:p>
        </text:list-item>
        <text:list-item>
          <text:p text:style-name="P24">Se modifican los datos de un proveedor, se actualiza la lista de proveedores y sale el proveedor con los datos modificados.</text:p>
        </text:list-item>
        <text:list-item>
          <text:p text:style-name="P25">Se elimina un proveedor, al actualizar la lista de los proveedores, el proveedor eliminado ya no aparece.</text:p>
        </text:list-item>
        <text:list-item>
          <text:p text:style-name="P26">Se intenta añadir<text:s/>un proveedor que ya está en la base de datos y el sistema no lo permite.</text:p>
        </text:list-item>
      </text:list>
      <text:p text:style-name="Normal">PA-07: Pedidos y albaranes:<text:s/></text:p>
      <text:list text:style-name="LFO1" text:continue-numbering="true">
        <text:list-item>
          <text:p text:style-name="P27">El almacén ha llegado a stock mínimo de algunos de sus productos y se realiza un pedido al proveedor o proveedores, tras recibir los productos del proveedor hacemos una consulta para ver el albarán está en orden y que los productos del pedido son los que se solicitaron.</text:p>
        </text:list-item>
        <text:list-item>
          <text:p text:style-name="P28">Se realiza una consulta sobre el pedido que se había realizado y vemos que se muestran los siguientes datos: fecha en la que se realizó, precio total y emplazamiento que realizó el pedido.</text:p>
        </text:list-item>
        <text:list-item>
          <text:p text:style-name="P29">Stock mínimo de un producto o productos en los emplazamientos, entonces la propia tienda realiza el pedido al proveedor y con una consulta vemos que el pedido tenía los campos correctamente y tras recibir<text:s/>los productos, hacemos una consulta al albarán de entrega y nos muestra la fecha de firma del albarán y el precio total.</text:p>
        </text:list-item>
        <text:list-item>
          <text:p text:style-name="P30">Se intenta realizar un pedido de 15 unidades y salta un mensaje de error, ya que el pedido tiene que ser de 20 unidades mínimo.</text:p>
        </text:list-item>
        <text:list-item>
          <text:p text:style-name="P31">Se crea un albarán con los datos recibidos del albarán de entrega y hacemos una consulta para ver que se muestra correctamente.</text:p>
        </text:list-item>
      </text:list>
      <text:p text:style-name="P32"/>
      <text:p text:style-name="Normal">PA-08:<text:s/>Traspasos y solicitudes:</text:p>
      <text:list text:style-name="LFO1" text:continue-numbering="true">
        <text:list-item>
          <text:p text:style-name="P33">Falta stock de un producto y se solicita a otro emplazamiento, el otro emplazamiento realiza el traspaso y se reciben los productos. Hacemos una consulta para la solicitud y otra consulta para traspaso y vemos que los productos son correctos, además de que aparecen las respectivas fechas y los emplazamientos de la relación.</text:p>
        </text:list-item>
        <text:list-item>
          <text:p text:style-name="P34">Se intenta solicitar un traspaso de 3 unidades de un producto a una tienda, pero la tienda a la que se solicita el traspaso solo posee 6 unidades del producto por lo que salta un mensaje de que no se puede solicitar el traspaso a esta tienda.</text:p>
        </text:list-item>
      </text:list>
      <text:p text:style-name="Normal">PA-09: Emplazamientos:</text:p>
      <text:list text:style-name="LFO1" text:continue-numbering="true">
        <text:list-item>
          <text:p text:style-name="P35">Se añade una nueva tienda, se realiza una consulta y vemos que se ha añadido correctamente.</text:p>
        </text:list-item>
        <text:list-item>
          <text:p text:style-name="P36">Se cambia la localización del almacén, se realiza una consulta y vemos que se ha cambiado correctamente.</text:p>
        </text:list-item>
        <text:list-item>
          <text:p text:style-name="P37">Se elimina una tienda, se realiza una consulta y vemos que se ha eliminado correctamente y ya no aparece en la lista de emplazamientos.</text:p>
        </text:list-item>
        <text:list-item>
          <text:p text:style-name="P38">Se realiza una consulta sobre el stock de una tienda y este se muestra<text:s/>correctamente.</text:p>
        </text:list-item>
      </text:list>
      <text:p text:style-name="Sinespaciado"/>
      <text:p text:style-name="Sinespaciado">PA-10: Descuentos:</text:p>
      <text:list text:style-name="LFO1" text:continue-numbering="true">
        <text:list-item>
          <text:p text:style-name="P39">Un socio va a gastar un total de 100 euros en nuestros productos, al ser socio se le aplica un descuento del 5%, por tanto, se le rebajan 5 euros en la factura.</text:p>
        </text:list-item>
        <text:list-item>
          <text:p text:style-name="P40">Un cliente va a gastar un total de 50 euros, al no ser socio<text:s/>no se le aplica el descuento y tiene que pagar los 50 euros completos.</text:p>
        </text:list-item>
      </text:list>
      <text:p text:style-name="P41"/>
      <text:p text:style-name="Sinespaciado">PA-11: Tamaño mínimo pedidos:</text:p>
      <text:list text:style-name="LFO1" text:continue-numbering="true">
        <text:list-item>
          <text:p text:style-name="P42">Se desea realizar un pedido de 10 líneas productos con una cantidad total de 100 elementos, por tanto, se puede hacer el pedido.</text:p>
        </text:list-item>
        <text:list-item>
          <text:p text:style-name="P43">Se desea realizar el pedido de 1 línea de pedido<text:s/>con una cantidad equivalente a 15, este pedido no se podría llevar a cabo debido a que no llega a los 20<text:s/>productos necesarios.</text:p>
        </text:list-item>
      </text:list>
      <text:p text:style-name="P4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ús Pineda Márquez</meta:initial-creator>
    <dc:creator>jose luis marmol romero</dc:creator>
    <meta:creation-date>2017-04-20T08:00:00Z</meta:creation-date>
    <dc:date>2017-05-12T15:35:00Z</dc:date>
    <meta:template xlink:href="Normal" xlink:type="simple"/>
    <meta:editing-cycles>61</meta:editing-cycles>
    <meta:editing-duration>PT16740S</meta:editing-duration>
    <meta:document-statistic meta:page-count="3" meta:paragraph-count="12" meta:word-count="978" meta:character-count="6350" meta:row-count="44" meta:non-whitespace-character-count="5384"/>
  </office:meta>
</office:document-meta>
</file>